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e6e6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fill="solid" draw:fill-color="#ffff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TeXGyreTerme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0.422cm" svg:x="6.72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24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9.90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6.40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9.583cm" svg:y="2.0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0.422cm" svg:x="2.91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09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2.59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5.773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67cm" svg:x="10.06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0.29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32cm" svg:height="0.422cm" svg:x="10.457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2.45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81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2.294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1.975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476cm" svg:x="0.787cm" svg:y="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0.627cm" svg:y="1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2cm" svg:height="0.053cm" svg:x="6.091cm" svg:y="1.73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xml:id="id1" draw:id="id1" draw:layer="layout" svg:width="3.492cm" svg:height="0.053cm" svg:x="6.091cm" svg:y="2.7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0.317cm" svg:height="0.025cm" svg:x="6.091cm" svg:y="2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17cm" svg:height="0.025cm" svg:x="6.091cm" svg:y="1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89cm" svg:x="1.58cm" svg:y="1.8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2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422cm" svg:y="1.8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2cm" svg:height="0.159cm" svg:x="1.488cm" svg:y="1.6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2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1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0.46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159cm" svg:height="0.867cm" svg:x="11.64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1.4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6cm" svg:height="0.129cm" svg:x="1.521cm" svg:y="1.51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85cm" svg:y1="2.972cm" svg:x2="1.685cm" svg:y2="3.694cm">
          <text:p/>
        </draw:line>
        <draw:frame draw:style-name="gr9" draw:text-style-name="P2" draw:layer="layout" svg:width="1.563cm" svg:height="0.819cm" svg:x="0.892cm" svg:y="3.486cm">
          <draw:text-box>
            <text:p text:style-name="P2"><text:span text:style-name="T1">Pump</text:span></text:p>
          </draw:text-box>
        </draw:frame>
        <draw:line draw:style-name="gr8" draw:text-style-name="P1" draw:layer="layout" svg:x1="10.188cm" svg:y1="0.768cm" svg:x2="10.188cm" svg:y2="1.462cm">
          <text:p/>
        </draw:line>
        <draw:frame draw:style-name="gr10" draw:text-style-name="P2" draw:layer="layout" svg:width="1.277cm" svg:height="0.819cm" svg:x="9.551cm" svg:y="0.074cm">
          <draw:text-box>
            <text:p text:style-name="P2"><text:span text:style-name="T1">Inlet</text:span></text:p>
          </draw:text-box>
        </draw:frame>
        <draw:frame draw:style-name="gr10" draw:text-style-name="P2" draw:layer="layout" svg:width="2.771cm" svg:height="0.819cm" svg:x="5.799cm" svg:y="1.044cm">
          <draw:text-box>
            <text:p text:style-name="P3"><text:span text:style-name="T2">Ground Shell</text:span></text:p>
          </draw:text-box>
        </draw:frame>
        <draw:line draw:style-name="gr11" draw:text-style-name="P1" xml:id="id2" draw:id="id2" draw:layer="layout" svg:x1="7.572cm" svg:y1="4.869cm" svg:x2="8.101cm" svg:y2="4.869cm">
          <text:p/>
        </draw:line>
        <draw:line draw:style-name="gr11" draw:text-style-name="P1" draw:layer="layout" svg:x1="7.693cm" svg:y1="4.941cm" svg:x2="7.98cm" svg:y2="4.941cm">
          <text:p/>
        </draw:line>
        <draw:line draw:style-name="gr11" draw:text-style-name="P1" draw:layer="layout" svg:x1="7.741cm" svg:y1="5.013cm" svg:x2="7.932cm" svg:y2="5.013cm">
          <text:p/>
        </draw:line>
        <draw:custom-shape draw:style-name="gr5" draw:text-style-name="P1" draw:layer="layout" svg:width="2.337cm" svg:height="0.025cm" svg:x="9.583cm" svg:y="2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37cm" svg:height="0.025cm" svg:x="9.583cm" svg:y="1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2.76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1.53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56cm" svg:height="0.254cm" svg:x="10.098cm" svg:y="1.5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0.615cm" svg:height="0.615cm" svg:x="9.952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392cm" svg:height="0.31cm" draw:transform="rotate (0.248185819633594) translate (10.0027136534504cm 3.94372308519165cm)" svg:viewBox="0 0 393 311" svg:d="m0 217c108 27 125-6 197-92 76-109 57-130 99-124 30 8 8 96 14 146 7 36-19 144 83 164">
          <text:p/>
        </draw:path>
        <draw:connector draw:style-name="gr14" draw:text-style-name="P1" draw:layer="layout" svg:x1="7.837cm" svg:y1="2.761cm" svg:x2="7.836cm" svg:y2="4.869cm" draw:start-shape="id1" draw:start-glue-point="0" draw:end-shape="id2" draw:end-glue-point="0" svg:d="m7837 2761v1048h-1v1060" svg:viewBox="0 0 2 2109">
          <text:p/>
        </draw:connector>
        <draw:connector draw:style-name="gr14" draw:text-style-name="P1" draw:layer="layout" svg:x1="9.952cm" svg:y1="4.032cm" svg:x2="7.837cm" svg:y2="2.761cm" draw:start-shape="id3" draw:start-glue-point="6" draw:end-shape="id1" svg:d="m9952 4032h-2115v-1271" svg:viewBox="0 0 2116 1272">
          <text:p/>
        </draw:connector>
        <draw:connector draw:style-name="gr14" draw:text-style-name="P1" draw:layer="layout" svg:x1="10.567cm" svg:y1="4.032cm" svg:x2="11.807cm" svg:y2="2.249cm" draw:start-shape="id3" draw:start-glue-point="10" draw:end-shape="id4" draw:end-glue-point="1" svg:d="m10567 4032h1740v-1783h-500" svg:viewBox="0 0 1741 1784">
          <text:p/>
        </draw:connector>
        <draw:custom-shape draw:style-name="gr5" draw:text-style-name="P1" draw:layer="layout" svg:width="0.555cm" svg:height="0.025cm" draw:transform="rotate (-1.5707963267949) translate (11.945cm 2.4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5cm" svg:height="0.025cm" draw:transform="rotate (-1.5707963267949) translate (11.945cm 1.53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33cm" svg:height="0.225cm" svg:x="6.82cm" svg:y="2.13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3366" draw:end-color="#ffffff" draw:start-intensity="100%" draw:end-intensity="100%" draw:angle="0" draw:border="25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5-08T17:25:22</dc:date>
    <meta:editing-duration>PT26M12S</meta:editing-duration>
    <meta:editing-cycles>6</meta:editing-cycles>
    <meta:generator>LibreOffice/4.0.2.2$Linux_x86 LibreOffice_project/400m0$Build-2</meta:generator>
    <meta:document-statistic meta:object-count="54"/>
  </office:meta>
</office:document-meta>
</file>